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3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custom-shape draw:style-name="gr1" draw:text-style-name="P1" draw:layer="layout" svg:width="4cm" svg:height="1.5cm" svg:x="5.5cm" svg:y="6.5cm">
          <text:p text:style-name="P1">S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1.5cm" svg:x="9.5cm" svg:y="6.5cm">
          <text:p text:style-name="P1">Canoo</text:p>
          <text:p text:style-name="P1">UL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5cm" svg:x="13cm" svg:y="6.5cm">
          <text:p text:style-name="P1">Ajax</text:p>
          <text:p text:style-name="P1">Win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3.5cm" svg:x="1.5cm" svg:y="6.5cm">
          <text:p text:style-name="P1">Spring</text:p>
          <text:p text:style-name="P1">Dependency</text:p>
          <text:p text:style-name="P1">Injection</text:p>
          <text:p text:style-name="P1">Contai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cm" svg:height="1.5cm" svg:x="5.5cm" svg:y="17cm"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8.5cm" svg:y="11cm">
          <text:p text:style-name="P1">Jspresso</text:p>
          <text:p text:style-name="P1">A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cm" svg:height="1.5cm" svg:x="10.5cm" svg:y="11cm">
          <text:p text:style-name="P1">Jspresso</text:p>
          <text:p text:style-name="P1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1.5cm" svg:x="5.5cm" svg:y="12.5cm">
          <text:p text:style-name="P1">Jspresso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3cm" svg:x="19cm" svg:y="12.5cm">
          <text:p text:style-name="P1">Jspresso</text:p>
          <text:p text:style-name="P1">Jasper</text:p>
          <text:p text:style-name="P1">Re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cm" svg:height="1.5cm" svg:x="5.5cm" svg:y="15.5cm">
          <text:p text:style-name="P1">Spring</text:p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1.5cm" svg:x="5.5cm" svg:y="11cm">
          <text:p text:style-name="P1">Jspresso</text:p>
          <text:p text:style-name="P1">Bind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5cm" svg:height="1.5cm" svg:x="5.5cm" svg:y="9.5cm">
          <text:p text:style-name="P1">Jspresso 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1.5cm" svg:x="13cm" svg:y="8cm">
          <text:p text:style-name="P1">Jspresso</text:p>
          <text:p text:style-name="P1">Win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1.5cm" svg:x="9.5cm" svg:y="8cm">
          <text:p text:style-name="P1">Jspresso</text:p>
          <text:p text:style-name="P1">UL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1.5cm" svg:x="5.5cm" svg:y="8cm">
          <text:p text:style-name="P1">Jspresso</text:p>
          <text:p text:style-name="P1">Sw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4.5cm" svg:x="22cm" svg:y="12.5cm">
          <text:p text:style-name="P1">Jspresso</text:p>
          <text:p text:style-name="P1">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3cm" svg:x="19cm" svg:y="15.5cm">
          <text:p text:style-name="P1">Jasper</text:p>
          <text:p text:style-name="P1">Re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22cm" svg:y="18.5cm">
          <text:p text:style-name="P1">LD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5cm" svg:height="1.5cm" svg:x="5.5cm" svg:y="18.5cm">
          <text:p text:style-name="P1">RDB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1.5cm" svg:x="5.5cm" svg:y="14cm">
          <text:p text:style-name="P1">Jspresso</text:p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22cm" svg:y="17cm">
          <text:p text:style-name="P1">Spring</text:p>
          <text:p text:style-name="P1">LD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1cm" svg:height="3.507cm" svg:x="2.058cm" svg:y="1.543cm" presentation:class="title">
          <draw:text-box>
            <text:p text:style-name="P2">Modules</text:p>
          </draw:text-box>
        </draw:frame>
        <draw:custom-shape draw:style-name="gr2" draw:text-style-name="P1" draw:layer="layout" svg:width="13.5cm" svg:height="2cm" draw:transform="rotate (1.5707963267946) translate (25cm 20cm)">
          <text:p text:style-name="P1">Jspresso</text:p>
          <text:p text:style-name="P1">Uti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5cm" svg:x="17cm" svg:y="6.5cm">
          <text:p text:style-name="P1">F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1.5cm" svg:x="17cm" svg:y="8cm">
          <text:p text:style-name="P1">Jspresso</text:p>
          <text:p text:style-name="P1">Fle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5cm" svg:x="21cm" svg:y="6.5cm">
          <text:p text:style-name="P1">Qooxdo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1.5cm" svg:x="21cm" svg:y="8cm">
          <text:p text:style-name="P1">Jspresso</text:p>
          <text:p text:style-name="P1">Qooxdo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Vincent VANDENSCHRICK</meta:initial-creator>
    <meta:creation-date>2007-10-25T10:21:15</meta:creation-date>
    <dc:creator>Vincent Vandenschrick</dc:creator>
    <dc:date>2010-05-21T10:32:07.06</dc:date>
    <meta:editing-cycles>10</meta:editing-cycles>
    <meta:editing-duration>PT01H54M21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